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25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25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25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2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2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2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2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23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23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22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22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21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21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21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2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20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8148" calcext:value-type="float">
            <text:p>6.51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7652" calcext:value-type="float">
            <text:p>5.59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1416" calcext:value-type="float">
            <text:p>5.7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0044" calcext:value-type="float">
            <text:p>7.21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882" calcext:value-type="float">
            <text:p>4.770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664" calcext:value-type="float">
            <text:p>6.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9495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08" meta:object-count="0"/>
    <meta:user-defined meta:name="AppVersion">3.0</meta:user-defined>
  </office:meta>
</office:document-meta>
</file>